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vg:panose-1="0 0 0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style:rfc-language-tag="en-001" fo:language="en"/>
    </style:style>
    <style:style style:name="T3" style:parent-style-name="DefaultParagraphFont" style:family="text">
      <style:text-properties fo:language="de" fo:country="DE"/>
    </style:style>
    <style:style style:name="P4" style:parent-style-name="NoSpacing" style:family="paragraph">
      <style:text-properties fo:language="de" fo:country="DE"/>
    </style:style>
    <style:style style:name="P5" style:parent-style-name="NoSpacing" style:family="paragraph">
      <style:text-properties fo:language="de" fo:country="DE"/>
    </style:style>
    <style:style style:name="T6" style:parent-style-name="DefaultParagraphFont" style:family="text">
      <style:text-properties fo:language="fr" fo:country="FR"/>
    </style:style>
    <style:style style:name="P7" style:parent-style-name="NoSpacing" style:family="paragraph">
      <style:text-properties fo:language="de" fo:country="DE"/>
    </style:style>
    <style:style style:name="P8" style:parent-style-name="NoSpacing" style:family="paragraph">
      <style:text-properties fo:language="de" fo:country="DE"/>
    </style:style>
    <style:style style:name="P9" style:parent-style-name="Normal" style:family="paragraph">
      <style:paragraph-properties fo:margin-bottom="0in" fo:line-height="100%" fo:background-color="#FFFFFF"/>
      <style:text-properties style:font-name="Helvetica" style:font-name-asian="Times New Roman" style:font-name-complex="Helvetica" fo:color="#1D2228" fo:font-size="10pt" style:font-size-asian="10pt" style:font-size-complex="10pt"/>
    </style:style>
    <style:style style:name="P10" style:parent-style-name="Normal" style:family="paragraph">
      <style:paragraph-properties fo:margin-bottom="0in" fo:line-height="100%" fo:background-color="#FFFFFF"/>
      <style:text-properties style:font-name="Helvetica" style:font-name-asian="Times New Roman" style:font-name-complex="Helvetica" fo:color="#1D2228" fo:font-size="10pt" style:font-size-asian="10pt" style:font-size-complex="10pt"/>
    </style:style>
    <style:style style:name="P11" style:parent-style-name="Normal" style:family="paragraph">
      <style:paragraph-properties fo:margin-bottom="0in" fo:line-height="100%" fo:background-color="#FFFFFF"/>
      <style:text-properties style:font-name="Helvetica" style:font-name-asian="Times New Roman" style:font-name-complex="Helvetica" fo:color="#1D2228" fo:font-size="10pt" style:font-size-asian="10pt" style:font-size-complex="10pt"/>
    </style:style>
    <style:style style:name="P12" style:parent-style-name="Normal" style:family="paragraph">
      <style:paragraph-properties fo:margin-bottom="0in" fo:line-height="100%" fo:background-color="#FFFFFF"/>
      <style:text-properties style:font-name="Helvetica" style:font-name-asian="Times New Roman" style:font-name-complex="Helvetica" fo:color="#1D2228" fo:font-size="10pt" style:font-size-asian="10pt" style:font-size-complex="10pt"/>
    </style:style>
    <style:style style:name="P13" style:parent-style-name="Normal" style:family="paragraph">
      <style:paragraph-properties fo:margin-bottom="0in" fo:line-height="100%" fo:background-color="#FFFFFF"/>
      <style:text-properties style:font-name="Helvetica" style:font-name-asian="Times New Roman" style:font-name-complex="Helvetica" fo:font-weight="bold" style:font-weight-asian="bold" style:font-weight-complex="bold" fo:color="#1D2228" fo:font-size="10pt" style:font-size-asian="10pt" style:font-size-complex="10pt"/>
    </style:style>
    <style:style style:name="P14" style:parent-style-name="Normal" style:family="paragraph">
      <style:paragraph-properties fo:margin-bottom="0in" fo:line-height="100%" fo:background-color="#FFFFFF"/>
    </style:style>
    <style:style style:name="T1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D2228" fo:font-size="10pt" style:font-size-asian="10pt" style:font-size-complex="10pt"/>
    </style:style>
    <style:style style:name="T1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D2228" fo:font-size="10pt" style:font-size-asian="10pt" style:font-size-complex="10pt" fo:language="fr" fo:country="FR"/>
    </style:style>
    <style:style style:name="T1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D2228" fo:font-size="10pt" style:font-size-asian="10pt" style:font-size-complex="10pt"/>
    </style:style>
    <style:style style:name="P18" style:parent-style-name="NoSpacing" style:family="paragraph">
      <style:text-properties fo:language="fr" fo:country="FR"/>
    </style:style>
    <style:style style:name="P19" style:parent-style-name="NoSpacing" style:family="paragraph">
      <style:text-properties fo:language="fr" fo:country="FR"/>
    </style:style>
    <style:style style:name="P20" style:parent-style-name="NoSpacing" style:family="paragraph">
      <style:text-properties fo:language="fr" fo:country="FR"/>
    </style:style>
    <style:style style:name="P21" style:parent-style-name="NoSpacing" style:family="paragraph">
      <style:text-properties fo:language="fr" fo:country="FR"/>
    </style:style>
    <style:style style:name="P22" style:parent-style-name="NoSpacing" style:family="paragraph">
      <style:text-properties fo:language="fr" fo:country="FR"/>
    </style:style>
    <style:style style:name="P23" style:parent-style-name="NoSpacing" style:family="paragraph">
      <style:text-properties fo:language="fr" fo:country="FR"/>
    </style:style>
    <style:style style:name="P24" style:parent-style-name="NoSpacing" style:family="paragraph">
      <style:text-properties fo:language="fr" fo:country="FR"/>
    </style:style>
    <style:style style:name="P25" style:parent-style-name="NoSpacing" style:family="paragraph">
      <style:text-properties fo:language="fr" fo:country="FR"/>
    </style:style>
    <style:style style:name="P26" style:parent-style-name="NoSpacing" style:family="paragraph">
      <style:text-properties fo:language="fr" fo:country="FR"/>
    </style:style>
    <style:style style:name="P27" style:parent-style-name="NoSpacing" style:family="paragraph">
      <style:text-properties fo:language="fr" fo:country="FR"/>
    </style:style>
    <style:style style:name="P28" style:parent-style-name="NoSpacing" style:family="paragraph">
      <style:text-properties fo:language="fr" fo:country="FR"/>
    </style:style>
    <style:style style:name="P29" style:parent-style-name="NoSpacing" style:family="paragraph">
      <style:text-properties fo:language="fr" fo:country="FR"/>
    </style:style>
    <style:style style:name="P30" style:parent-style-name="NoSpacing" style:family="paragraph">
      <style:text-properties fo:language="fr" fo:country="FR"/>
    </style:style>
    <style:style style:name="P31" style:parent-style-name="NoSpacing" style:family="paragraph">
      <style:text-properties fo:language="fr" fo:country="FR"/>
    </style:style>
    <style:style style:name="P32" style:parent-style-name="NoSpacing" style:family="paragraph">
      <style:text-properties fo:language="fr" fo:country="FR"/>
    </style:style>
    <style:style style:name="P33" style:parent-style-name="NoSpacing" style:family="paragraph">
      <style:text-properties fo:language="de" fo:country="DE"/>
    </style:style>
  </office:automatic-styles>
  <office:body>
    <office:text text:use-soft-page-breaks="true">
      <text:p text:style-name="P1"><text:span text:style-name="T2">Gregor</text:span><text:span text:style-name="T3">y Maleterre</text:span></text:p>
      <text:p text:style-name="P4">Naugarderstrasse 4</text:p>
      <text:p text:style-name="P5">10409 Berlin</text:p>
      <text:p text:style-name="NoSpacing"><text:span text:style-name="T6">Allemagne</text:span></text:p>
      <text:p text:style-name="P7">0151 271 41 287<text:s/></text:p>
      <text:p text:style-name="P8"/>
      <text:p text:style-name="P9">ANTARGAZ ENERGIES</text:p>
      <text:p text:style-name="P10">TSA81065</text:p>
      <text:p text:style-name="P11">44951 NANTES CEDEX 9</text:p>
      <text:p text:style-name="P12"/>
      <text:p text:style-name="P13">N# Client 02705850</text:p>
      <text:p text:style-name="P14"><text:span text:style-name="T15">Maleterre Patrick, 20 route de<text:s/></text:span><text:span text:style-name="T16">Menilles</text:span><text:span text:style-name="T17">, 27120 Croisy sur Eure</text:span></text:p>
      <text:p text:style-name="P18"/>
      <text:p text:style-name="P19"/>
      <text:p text:style-name="P20">Madame, Monsieur</text:p>
      <text:p text:style-name="P21"/>
      <text:p text:style-name="P22"/>
      <text:p text:style-name="P23">Comme convenu hier par<text:s/>téléphone<text:s/>je demande une<text:s/>pré-visite pour<text:s/>prévoir le<text:s/>retrait de<text:s/>la citerne chez mon<text:s/>père<text:s/>décédé.</text:p>
      <text:p text:style-name="P24"/>
      <text:p text:style-name="P25">Je<text:s/>réside<text:s/>en Allemagne et ne peut pas aller mesurer et prendre en photo le<text:s/>terrain. Ma<text:s/>mère<text:s/>a 70 ans et<text:s/>n’est<text:s/>pas capable de<text:s/>réaliser<text:s/>ces mesures non plus.</text:p>
      <text:p text:style-name="P26"/>
      <text:p text:style-name="P27"/>
      <text:p text:style-name="P28">Cependant<text:s/>le terrain n‘a<text:s/>subi<text:s/>aucune<text:s/>modification depuis la pause de la citerne et il se peut que vous<text:s/>ailliez<text:s/>déjà<text:s/>toutes les informations nécessaires<text:s/>dans votre base de donné<text:s/>en ce qui concerne<text:s/>ce terrain.</text:p>
      <text:p text:style-name="P29"/>
      <text:p text:style-name="P30">Recevez Madame,<text:s/>Monsieur<text:s/>mes salutations<text:s/>distinguées,</text:p>
      <text:p text:style-name="P31"/>
      <text:p text:style-name="P32">Gregory Maleterre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vg:panose-1="0 0 0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leterre, Gregory</meta:initial-creator>
    <dc:creator>Maleterre, Gregory</dc:creator>
    <meta:creation-date>2022-08-23T09:32:00Z</meta:creation-date>
    <dc:date>2022-08-23T09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118" meta:character-count="790" meta:row-count="5" meta:non-whitespace-character-count="673"/>
  </office:meta>
</office:document-meta>
</file>